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ns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 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Unopt C</text:p>
          </table:table-cell>
          <table:table-cell office:value-type="string" calcext:value-type="string">
            <text:p>Opt 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 * ([.A2]+1)/2" office:value-type="float" office:value="500500" calcext:value-type="float">
            <text:p>500500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3] * ([.A3]+1)/2" office:value-type="float" office:value="605550" calcext:value-type="float">
            <text:p>605550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4] * ([.A4]+1)/2" office:value-type="float" office:value="720600" calcext:value-type="float">
            <text:p>720600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5] * ([.A5]+1)/2" office:value-type="float" office:value="845650" calcext:value-type="float">
            <text:p>845650</text:p>
          </table:table-cell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6] * ([.A6]+1)/2" office:value-type="float" office:value="980700" calcext:value-type="float">
            <text:p>980700</text:p>
          </table:table-cell>
          <table:table-cell office:value-type="float" office:value="7.8" calcext:value-type="float">
            <text:p>7.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7] * ([.A7]+1)/2" office:value-type="float" office:value="1125750" calcext:value-type="float">
            <text:p>1125750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] * ([.A8]+1)/2" office:value-type="float" office:value="1280800" calcext:value-type="float">
            <text:p>128080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9] * ([.A9]+1)/2" office:value-type="float" office:value="1445850" calcext:value-type="float">
            <text:p>1445850</text:p>
          </table:table-cell>
          <table:table-cell office:value-type="float" office:value="11.8" calcext:value-type="float">
            <text:p>11.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 * ([.A10]+1)/2" office:value-type="float" office:value="1620900" calcext:value-type="float">
            <text:p>1620900</text:p>
          </table:table-cell>
          <table:table-cell office:value-type="float" office:value="13.2" calcext:value-type="float">
            <text:p>13.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11] * ([.A11]+1)/2" office:value-type="float" office:value="1805950" calcext:value-type="float">
            <text:p>1805950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2] * ([.A12]+1)/2" office:value-type="float" office:value="2001000" calcext:value-type="float">
            <text:p>2001000</text:p>
          </table:table-cell>
          <table:table-cell office:value-type="float" office:value="16.4" calcext:value-type="float">
            <text:p>16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13] * ([.A13]+1)/2" office:value-type="float" office:value="2206050" calcext:value-type="float">
            <text:p>2206050</text:p>
          </table:table-cell>
          <table:table-cell office:value-type="float" office:value="18.1" calcext:value-type="float">
            <text:p>18.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4] * ([.A14]+1)/2" office:value-type="float" office:value="2421100" calcext:value-type="float">
            <text:p>2421100</text:p>
          </table:table-cell>
          <table:table-cell office:value-type="float" office:value="19.8" calcext:value-type="float">
            <text:p>19.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A15] * ([.A15]+1)/2" office:value-type="float" office:value="2646150" calcext:value-type="float">
            <text:p>2646150</text:p>
          </table:table-cell>
          <table:table-cell office:value-type="float" office:value="21.6" calcext:value-type="float">
            <text:p>21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6] * ([.A16]+1)/2" office:value-type="float" office:value="2881200" calcext:value-type="float">
            <text:p>2881200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17] * ([.A17]+1)/2" office:value-type="float" office:value="3126250" calcext:value-type="float">
            <text:p>3126250</text:p>
          </table:table-cell>
          <table:table-cell office:value-type="float" office:value="25.7" calcext:value-type="float">
            <text:p>25.7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8] * ([.A18]+1)/2" office:value-type="float" office:value="3381300" calcext:value-type="float">
            <text:p>3381300</text:p>
          </table:table-cell>
          <table:table-cell office:value-type="float" office:value="27.8" calcext:value-type="float">
            <text:p>27.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19] * ([.A19]+1)/2" office:value-type="float" office:value="3646350" calcext:value-type="float">
            <text:p>3646350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20] * ([.A20]+1)/2" office:value-type="float" office:value="3921400" calcext:value-type="float">
            <text:p>3921400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A21] * ([.A21]+1)/2" office:value-type="float" office:value="4206450" calcext:value-type="float">
            <text:p>4206450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2] * ([.A22]+1)/2" office:value-type="float" office:value="4501500" calcext:value-type="float">
            <text:p>4501500</text:p>
          </table:table-cell>
          <table:table-cell office:value-type="float" office:value="36.8" calcext:value-type="float">
            <text:p>36.8</text:p>
          </table:table-cell>
          <table:table-cell office:value-type="float" office:value="15.6" calcext:value-type="float">
            <text:p>15.6</text:p>
          </table:table-cell>
        </table:table-row>
      </table:table>
      <table:table table:name="Spars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40:02.999248188</meta:creation-date>
    <dc:date>2015-11-15T17:44:18.079182734</dc:date>
    <meta:editing-duration>P0D</meta:editing-duration>
    <meta:editing-cycles>1</meta:editing-cycles>
    <meta:document-statistic meta:table-count="2" meta:cell-count="88" meta:object-count="0"/>
    <meta:generator>LibreOffice/4.2.8.2$Linux_X86_64 LibreOffice_project/420m0$Build-2</meta:generator>
  </office:meta>
</office:document-meta>
</file>